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officeooo:paragraph-rsid="00080bc0"/>
    </style:style>
    <style:style style:name="P7" style:family="paragraph" style:parent-style-name="Text_20_body" style:list-style-name="L3">
      <style:text-properties officeooo:paragraph-rsid="000986ac"/>
    </style:style>
    <style:style style:name="P8" style:family="paragraph" style:parent-style-name="Text_20_body" style:list-style-name="L3">
      <style:text-properties officeooo:rsid="000986ac" officeooo:paragraph-rsid="000986ac"/>
    </style:style>
    <style:style style:name="T1" style:family="text">
      <style:text-properties officeooo:rsid="000986a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Z80-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2">Motivación<text:tab/>1</text:p>
          <text:p text:style-name="P2">Características<text:tab/>1</text:p>
          <text:p text:style-name="P1">El lenguaje Pascal<text:tab/>1</text:p>
          <text:p text:style-name="P1">Bibliotecas<text:tab/>2</text:p>
          <text:p text:style-name="P1">Opciones del compilador<text:tab/>2</text:p>
          <text:p text:style-name="P2">Objetivos<text:tab/>3</text:p>
          <text:p text:style-name="P1">Política de versiones<text:tab/>3</text:p>
          <text:p text:style-name="P1">Planificación de versiones hasta la 1.0<text:tab/>3</text:p>
          <text:p text:style-name="P1">Planificación de versiones entre versiones 1.0 y 2.0<text:tab/>3</text:p>
          <text:p text:style-name="P1">Planificación de versiones entre versiones 2.0 y 3.0<text:tab/>4</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icroprocesadores Z80.</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text:s/>En concreto:</text:p>
      <text:list xml:id="list5258873269228575656" text:style-name="L1">
        <text:list-item>
          <text:p text:style-name="P3">Cláusula USES. <text:s/>Esto implica archivos UNIT con secciones INTERFACE e IMPLEMENTATION. <text:s/>En principio no se soportará INITIALIZATION ni FINALIZATION, a menos que se vean beneficios claros.</text:p>
        </text:list-item>
        <text:list-item>
          <text:p text:style-name="P3">Bloques de código ASM .. END. <text:s/>Evidentemente dirigido al microprocesador Z80.</text:p>
        </text:list-item>
        <text:list-item>
          <text:p text:style-name="P3">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text:soft-page-break/>Bibliotecas</text:h>
      <text:p text:style-name="Text_20_body">El compilador incluirá, en principio, dos bibliotecas básicas: <text:s/>la RTL (RunTime Library) y la extendida.</text:p>
      <text:h text:style-name="Heading_20_3" text:outline-level="3">Bibliote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cada sistema.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por ejemplo, llamada MSX) o distribuirla en varias unidades más pequeñas y específicas (por ejemplo, MSXgrf, MSXspr, MSXsnd, ...).</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p text:style-name="Text_20_body">Como mi experiencia desarrollando compiladores es nula, no puedo hablar de introducir opciones de optimización. <text:s/>Aun así, el compilador debería soportar algunas directivas de compilación condicional ({$IFDEF } ... {$ENDIF}). <text:s/>Esto facilitar<text:span text:style-name="T1">ía</text:span> la depuración y la creación de código portátil.</text:p>
      <text:p text:style-name="Text_20_body">Por otro lado, debería admitir la posibilidad de generar un archivo fuente en ensamblador, con el código Pascal original comentado, no sólo para depurar el compilador sino también para facilitar la optimización manual del código.</text:p>
      <text:h text:style-name="Heading_20_1" text:outline-level="1"><text:soft-page-break/>Objetivos</text:h>
      <text:h text:style-name="Heading_20_2" text:outline-level="2">Política de versiones</text:h>
      <text:p text:style-name="Text_20_body">Se utilizarán tres números de versión.</text:p>
      <text:list xml:id="list4541423649204502558" text:style-name="L2">
        <text:list-item>
          <text:p text:style-name="P4">El menor de ellos indicará la revisión de errores o cambios menores.</text:p>
        </text:list-item>
        <text:list-item>
          <text:p text:style-name="P4">El valor medio indicará nuevas capacidades añadidas que no supongan la eliminación de capacidades anteriores, de forma que todo lo que se podía hacer antes sigue siendo posible.</text:p>
        </text:list-item>
        <text:list-item>
          <text:p text:style-name="P4">El número mayor indica una reimplementación completa, una modificación que añada incompatibilidades importantes respecto a versiones anteriores o cambios importantes en las estrategias.</text:p>
        </text:list-item>
      </text:list>
      <text:h text:style-name="Heading_20_2" text:outline-level="2">Planificación de versiones hasta la 1.0</text:h>
      <text:p text:style-name="Text_20_body">Se irán liberando versiones según se alcancen los siguientes hitos (no necesariamente en este orden):</text:p>
      <text:list xml:id="list1876915977569167959" text:style-name="L3">
        <text:list-item>
          <text:p text:style-name="P5">Operaciones aritméticas +, -, *, / y DIV.</text:p>
        </text:list-item>
        <text:list-item>
          <text:p text:style-name="P5">Implementación de Write, WriteLn y ReadLn. <text:s/>Ojo con esto porque cada sistema tiene sus métodos de BIOS diferentes (ZX, MSX, etc.), así que tal vez haya que esperar a la versión 2.0 por los condicionales de compilación.</text:p>
        </text:list-item>
        <text:list-item>
          <text:p text:style-name="P5">Variables de tipo BYTE, INTEGER, WORD y BOOLEAN.</text:p>
        </text:list-item>
        <text:list-item>
          <text:p text:style-name="P5">Operaciones lógicas AND, OR y NOT y de comparación.</text:p>
        </text:list-item>
        <text:list-item>
          <text:p text:style-name="P5">Instrucciones de control (IF, WHILE y REPEAT).</text:p>
        </text:list-item>
        <text:list-item>
          <text:p text:style-name="P5">Procedimientos.</text:p>
        </text:list-item>
        <text:list-item>
          <text:p text:style-name="P5">Funciones.</text:p>
        </text:list-item>
      </text:list>
      <text:p text:style-name="Text_20_body">Otras características deseables, pero no obligatorias:</text:p>
      <text:list xml:id="list124257689982140" text:continue-numbering="true" text:style-name="L3">
        <text:list-item>
          <text:p text:style-name="P5">Que el código ensamblador de salida mantenga los comentarios del código fuente.</text:p>
        </text:list-item>
        <text:list-item>
          <text:p text:style-name="P5">Variables tipo REAL. <text:s/>Aún no sé cómo implementarlo, pero será BCD o punto fijo (¿El punto flotante será mucho para el Z-80?). <text:s/>No sé si hacer diferenciación entre FLOAT y DOUBLE.</text:p>
        </text:list-item>
        <text:list-item>
          <text:p text:style-name="P5">Variables y constantes de tipo <text:span text:style-name="T1">CHAR y</text:span> STRING (con operación de encadenación).</text:p>
        </text:list-item>
        <text:list-item>
          <text:p text:style-name="P5">Constantes definidas por CONST.</text:p>
        </text:list-item>
        <text:list-item>
          <text:p text:style-name="P5">Bucles FOR.</text:p>
        </text:list-item>
        <text:list-item>
          <text:p text:style-name="P5">Operaciones de bit (SHL, SHR, OR, AND...).</text:p>
        </text:list-item>
        <text:list-item>
          <text:p text:style-name="P6">Bloque ASM ... END;</text:p>
        </text:list-item>
        <text:list-item>
          <text:p text:style-name="P5">Biblioteca RTL básica (system).</text:p>
        </text:list-item>
      </text:list>
      <text:h text:style-name="Heading_20_2" text:outline-level="2">Planificación de versiones entre versiones 1.0 y 2.0</text:h>
      <text:p text:style-name="Text_20_body">Evidentemente en esta versión tienen preferencia aquellas características de la anterior tanda que no llegaran a implementarse.</text:p>
      <text:list xml:id="list124257727061337" text:continue-list="list124257689982140" text:style-name="L3">
        <text:list-item text:start-value="1">
          <text:p text:style-name="P5">Unidades externas.</text:p>
        </text:list-item>
        <text:list-item>
          <text:p text:style-name="P5"><text:soft-page-break/>No enlazar (añadir) procedimientos, funciones y variables globales que no se utilicen.</text:p>
        </text:list-item>
        <text:list-item>
          <text:p text:style-name="P5">Biblioteca RTL completa (system y sysutils).</text:p>
        </text:list-item>
        <text:list-item>
          <text:p text:style-name="P5">Biblioteca de funciones específicas para MSX, ZX, etc: Entrada, gráficos, sonido, etc..</text:p>
        </text:list-item>
        <text:list-item>
          <text:p text:style-name="P5">Convenciones de llamada PASCAL y BASIC (para ser llamado desde USR, etc). Posiblemente también CDECL.</text:p>
        </text:list-item>
        <text:list-item>
          <text:p text:style-name="P5">Condicionales de compilación: {$DEFINE ...} y {$IF ...} ... {$ENDIF} como mínimo. <text:s/>Evidentemente también definiciones predefinidas para identificar modos de compilación, como MSX, ZX, etc.</text:p>
        </text:list-item>
        <text:list-item>
          <text:p text:style-name="P5">Algún sistema que permita definir llamadas al sistema óptimas. <text:s/>Es decir, poder declarar llamadas a BIOS sin tener que utilizar ASM ... END en el cuerpo. <text:s/>Por ejemplo, llamadas RST, designar parámetros de entrada a registros, asignar valores devueltos.</text:p>
        </text:list-item>
        <text:list-item>
          <text:p text:style-name="P5">Definición de tipos propios, tales como enumeraciones, SET OF y RECORD.</text:p>
        </text:list-item>
        <text:list-item>
          <text:p text:style-name="P5">Listas (ARRAY OF ...).</text:p>
        </text:list-item>
        <text:list-item>
          <text:p text:style-name="P5">Punteros.</text:p>
        </text:list-item>
        <text:list-item>
          <text:p text:style-name="P8">Tipos de datos atómicos restantes: CHAR, WORD ...</text:p>
        </text:list-item>
        <text:list-item>
          <text:p text:style-name="P7"><text:span text:style-name="T1">Declaración de tipos de datos.</text:span></text:p>
        </text:list-item>
        <text:list-item>
          <text:p text:style-name="P5">CASE … OF.</text:p>
        </text:list-item>
        <text:list-item>
          <text:p text:style-name="P5">Operador IN.</text:p>
        </text:list-item>
      </text:list>
      <text:h text:style-name="Heading_20_2" text:outline-level="2">Planificación de versiones entre versiones 2.0 y 3.0</text:h>
      <text:p text:style-name="Text_20_body">Esto ya está muy lejos. <text:s/>Si se consigue implementar todo lo indicado anteriormente, se habría conseguido un compilador completo, o casi. <text:s/>Lo único que se me ocurre en este momento es replantear las estrategias y proponer optimizaciones, tanto en lo referente al código generado como a aplicar al propio compil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2" fo:widows="2" fo:hyphenation-ladder-count="no-limit" style:page-number="auto"/>
      <style:text-properties fo:hyphenate="true" fo:hyphenation-remain-char-count="4"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Nimbus Roman No9 L1" fo:font-family="'Nimbus Roman No9 L'" fo:font-size="10pt" style:font-name-asian="Nimbus Roman No9 L1" style:font-family-asian="'Nimbus Roman No9 L'" style:font-size-asian="10pt" style:font-name-complex="Nimbus Roman No9 L1" style:font-family-complex="'Nimbus Roman No9 L'"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04T12:42:56.409731749</dc:date>
    <meta:editing-cycles>66</meta:editing-cycles>
    <meta:editing-duration>PT5H8M54S</meta:editing-duration>
    <meta:document-statistic meta:table-count="0" meta:image-count="0" meta:object-count="0" meta:page-count="4" meta:paragraph-count="80" meta:word-count="1270" meta:character-count="8072" meta:non-whitespace-character-count="6889"/>
    <meta:user-defined meta:name="Información 1"/>
    <meta:user-defined meta:name="Información 2"/>
    <meta:user-defined meta:name="Información 3"/>
    <meta:user-defined meta:name="Información 4"/>
  </office:meta>
</office:document-meta>
</file>